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05e84f" officeooo:paragraph-rsid="0005e84f" style:font-size-asian="10pt" style:font-size-complex="10pt"/>
    </style:style>
    <style:style style:name="P2" style:family="paragraph" style:parent-style-name="Standard">
      <style:text-properties officeooo:rsid="0005e84f" officeooo:paragraph-rsid="0005e84f"/>
    </style:style>
    <style:style style:name="P3" style:family="paragraph" style:parent-style-name="Standard">
      <style:text-properties style:font-name="DejaVu Sans Mono" officeooo:rsid="0005e84f" officeooo:paragraph-rsid="0005e84f"/>
    </style:style>
    <style:style style:name="P4" style:family="paragraph" style:parent-style-name="Standard">
      <style:text-properties style:font-name="DejaVu Sans Mono" officeooo:rsid="000a1f2c" officeooo:paragraph-rsid="000a1f2c"/>
    </style:style>
    <style:style style:name="P5" style:family="paragraph" style:parent-style-name="Standard">
      <style:text-properties style:font-name="DejaVu Sans Mono" officeooo:rsid="00085227" officeooo:paragraph-rsid="00085227"/>
    </style:style>
    <style:style style:name="P6" style:family="paragraph" style:parent-style-name="Standard">
      <style:text-properties style:font-name="DejaVu Sans Mono" officeooo:rsid="000e58f9" officeooo:paragraph-rsid="000e58f9"/>
    </style:style>
    <style:style style:name="P7" style:family="paragraph" style:parent-style-name="Standard">
      <style:text-properties style:font-name="DejaVu Sans Mono" officeooo:rsid="00101828" officeooo:paragraph-rsid="00101828"/>
    </style:style>
    <style:style style:name="P8" style:family="paragraph" style:parent-style-name="Standard">
      <style:text-properties style:font-name="DejaVu Sans Mono" officeooo:rsid="00101c25" officeooo:paragraph-rsid="00101c25"/>
    </style:style>
    <style:style style:name="P9" style:family="paragraph" style:parent-style-name="Standard" style:list-style-name="L1">
      <style:text-properties style:font-name="DejaVu Sans Mono" officeooo:rsid="0005e84f" officeooo:paragraph-rsid="0005e84f"/>
    </style:style>
    <style:style style:name="P10" style:family="paragraph" style:parent-style-name="Standard" style:list-style-name="L2">
      <style:text-properties style:font-name="DejaVu Sans Mono" officeooo:rsid="0005e84f" officeooo:paragraph-rsid="0005e84f"/>
    </style:style>
    <style:style style:name="P11" style:family="paragraph" style:parent-style-name="Standard" style:list-style-name="L7">
      <style:text-properties style:font-name="DejaVu Sans Mono" officeooo:rsid="0005e84f" officeooo:paragraph-rsid="0005e84f"/>
    </style:style>
    <style:style style:name="P12" style:family="paragraph" style:parent-style-name="Standard" style:list-style-name="L1">
      <style:text-properties style:font-name="DejaVu Sans Mono" officeooo:rsid="00136ce1" officeooo:paragraph-rsid="00136ce1"/>
    </style:style>
    <style:style style:name="P13" style:family="paragraph" style:parent-style-name="Standard" style:list-style-name="L1">
      <style:text-properties style:font-name="DejaVu Sans Mono" officeooo:rsid="000a1f2c" officeooo:paragraph-rsid="000a1f2c"/>
    </style:style>
    <style:style style:name="P14" style:family="paragraph" style:parent-style-name="Standard" style:list-style-name="L5">
      <style:text-properties style:font-name="DejaVu Sans Mono" officeooo:rsid="000a1f2c" officeooo:paragraph-rsid="000a1f2c"/>
    </style:style>
    <style:style style:name="P15" style:family="paragraph" style:parent-style-name="Standard" style:list-style-name="L1">
      <style:text-properties style:font-name="DejaVu Sans Mono" officeooo:rsid="00175947" officeooo:paragraph-rsid="00175947"/>
    </style:style>
    <style:style style:name="P16" style:family="paragraph" style:parent-style-name="Standard" style:list-style-name="L2">
      <style:text-properties style:font-name="DejaVu Sans Mono" officeooo:rsid="00075804" officeooo:paragraph-rsid="00075804"/>
    </style:style>
    <style:style style:name="P17" style:family="paragraph" style:parent-style-name="Standard" style:list-style-name="L2">
      <style:text-properties style:font-name="DejaVu Sans Mono" officeooo:rsid="00075804" officeooo:paragraph-rsid="001cb675"/>
    </style:style>
    <style:style style:name="P18" style:family="paragraph" style:parent-style-name="Standard" style:list-style-name="L4">
      <style:text-properties style:font-name="DejaVu Sans Mono" officeooo:rsid="00075804" officeooo:paragraph-rsid="00075804"/>
    </style:style>
    <style:style style:name="P19" style:family="paragraph" style:parent-style-name="Standard" style:list-style-name="L2">
      <style:text-properties style:font-name="DejaVu Sans Mono" officeooo:rsid="001178b2" officeooo:paragraph-rsid="001178b2"/>
    </style:style>
    <style:style style:name="P20" style:family="paragraph" style:parent-style-name="Standard" style:list-style-name="L2">
      <style:text-properties style:font-name="DejaVu Sans Mono" officeooo:rsid="00101828" officeooo:paragraph-rsid="00101828"/>
    </style:style>
    <style:style style:name="P21" style:family="paragraph" style:parent-style-name="Standard" style:list-style-name="L3">
      <style:text-properties style:font-name="DejaVu Sans Mono" officeooo:rsid="00101828" officeooo:paragraph-rsid="00101828"/>
    </style:style>
    <style:style style:name="P22" style:family="paragraph" style:parent-style-name="Standard" style:list-style-name="L7">
      <style:text-properties style:font-name="DejaVu Sans Mono" officeooo:rsid="00101828" officeooo:paragraph-rsid="00101828"/>
    </style:style>
    <style:style style:name="P23" style:family="paragraph" style:parent-style-name="Standard" style:list-style-name="L4">
      <style:text-properties style:font-name="DejaVu Sans Mono" officeooo:rsid="00085227" officeooo:paragraph-rsid="00085227"/>
    </style:style>
    <style:style style:name="P24" style:family="paragraph" style:parent-style-name="Standard" style:list-style-name="L5">
      <style:text-properties style:font-name="DejaVu Sans Mono" officeooo:rsid="00085227" officeooo:paragraph-rsid="00085227"/>
    </style:style>
    <style:style style:name="P25" style:family="paragraph" style:parent-style-name="Standard" style:list-style-name="L6">
      <style:text-properties style:font-name="DejaVu Sans Mono" officeooo:rsid="000e58f9" officeooo:paragraph-rsid="000e58f9"/>
    </style:style>
    <style:style style:name="P26" style:family="paragraph" style:parent-style-name="Standard" style:list-style-name="L7">
      <style:text-properties style:font-name="DejaVu Sans Mono" officeooo:rsid="00194f8b" officeooo:paragraph-rsid="00194f8b"/>
    </style:style>
    <style:style style:name="P27" style:family="paragraph" style:parent-style-name="Standard" style:list-style-name="L8">
      <style:text-properties style:font-name="DejaVu Sans Mono" officeooo:rsid="00101c25" officeooo:paragraph-rsid="00101c25"/>
    </style:style>
    <style:style style:name="P28" style:family="paragraph" style:parent-style-name="Standard" style:list-style-name="L9">
      <style:text-properties style:font-name="DejaVu Sans Mono" officeooo:rsid="00101c25" officeooo:paragraph-rsid="00101c25"/>
    </style:style>
    <style:style style:name="P29" style:family="paragraph" style:parent-style-name="Standard" style:list-style-name="L4">
      <style:text-properties style:font-name="DejaVu Sans Mono" officeooo:rsid="001afce5" officeooo:paragraph-rsid="001afce5"/>
    </style:style>
    <style:style style:name="P30" style:family="paragraph" style:parent-style-name="Standard" style:list-style-name="L2">
      <style:text-properties style:font-name="DejaVu Sans Mono" officeooo:rsid="001cb675" officeooo:paragraph-rsid="001cb675"/>
    </style:style>
    <style:style style:name="T1" style:family="text">
      <style:text-properties officeooo:rsid="000bda76"/>
    </style:style>
    <style:style style:name="T2" style:family="text">
      <style:text-properties officeooo:rsid="00086070"/>
    </style:style>
    <style:style style:name="T3" style:family="text">
      <style:text-properties officeooo:rsid="00090211"/>
    </style:style>
    <style:style style:name="T4" style:family="text">
      <style:text-properties officeooo:rsid="000a1f2c"/>
    </style:style>
    <style:style style:name="T5" style:family="text">
      <style:text-properties style:font-name="DejaVu Sans Mono"/>
    </style:style>
    <style:style style:name="T6" style:family="text">
      <style:text-properties officeooo:rsid="000dd95f"/>
    </style:style>
    <style:style style:name="T7" style:family="text">
      <style:text-properties officeooo:rsid="00101c25"/>
    </style:style>
    <style:style style:name="T8" style:family="text">
      <style:text-properties officeooo:rsid="00123016"/>
    </style:style>
    <style:style style:name="T9" style:family="text">
      <style:text-properties officeooo:rsid="001551ec"/>
    </style:style>
    <style:style style:name="T10" style:family="text">
      <style:text-properties officeooo:rsid="001afc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5">Player</text:span></text:p>
      <text:list xml:id="list2339590289252233115" text:style-name="L1">
        <text:list-item>
          <text:p text:style-name="P9">move - <text:span text:style-name="T4">fast</text:span></text:p>
        </text:list-item>
        <text:list-item>
          <text:p text:style-name="P9">jump - <text:span text:style-name="T4">fast</text:span></text:p>
        </text:list-item>
        <text:list-item>
          <text:p text:style-name="P9">attack – <text:span text:style-name="T4">different attacks? How many?</text:span></text:p>
        </text:list-item>
        <text:list-item>
          <text:p text:style-name="P9">deflect projectiles <text:span text:style-name="T4">and attacks</text:span></text:p>
        </text:list-item>
        <text:list-item>
          <text:p text:style-name="P12">duck</text:p>
        </text:list-item>
        <text:list-item>
          <text:p text:style-name="P13">fly?</text:p>
        </text:list-item>
        <text:list-item>
          <text:p text:style-name="P13">Teleport? - to specific points? Anywhere?</text:p>
        </text:list-item>
        <text:list-item>
          <text:p text:style-name="P13">Dig?? at specific points? Anywhere?</text:p>
        </text:list-item>
        <text:list-item>
          <text:p text:style-name="P13">orbit? What? Enemies? Specific points? Anything?</text:p>
        </text:list-item>
        <text:list-item>
          <text:p text:style-name="P13">bounce?</text:p>
        </text:list-item>
        <text:list-item>
          <text:p text:style-name="P15">Ranger theme? Weather? Generic? Electricity? I guess the theme doesn't have to be relevent to the name</text:p>
        </text:list-item>
      </text:list>
      <text:p text:style-name="P3"/>
      <text:p text:style-name="P3"/>
      <text:p text:style-name="P3">Map</text:p>
      <text:list xml:id="list5115595098075958616" text:style-name="L2">
        <text:list-item>
          <text:p text:style-name="P10">open up as each boss is defeated</text:p>
        </text:list-item>
        <text:list-item>
          <text:p text:style-name="P16">different areas</text:p>
          <text:list>
            <text:list-item>
              <text:p text:style-name="P16">school – starting area -<text:span text:style-name="T8">fight on roof? Basement? Crawl through vents? Can ranger crawl?</text:span></text:p>
            </text:list-item>
            <text:list-item>
              <text:p text:style-name="P16">base – for cutscenes and changing stuff – maybe pause screen</text:p>
            </text:list-item>
            <text:list-item>
              <text:p text:style-name="P16">park – <text:span text:style-name="T9">kind of boring – maybe combine with town</text:span></text:p>
            </text:list-item>
            <text:list-item>
              <text:p text:style-name="P16">town – <text:span text:style-name="T10">downtown – looks like japan</text:span></text:p>
            </text:list-item>
            <text:list-item>
              <text:p text:style-name="P16">sewer – <text:span text:style-name="T4">kind of boring maybe combine with caves</text:span></text:p>
            </text:list-item>
            <text:list-item>
              <text:p text:style-name="P16">caves – <text:span text:style-name="T4">might be boring</text:span></text:p>
            </text:list-item>
            <text:list-item>
              <text:p text:style-name="P17">enemy <text:span text:style-name="T4">base -combine with space shi</text:span></text:p>
            </text:list-item>
            <text:list-item>
              <text:p text:style-name="P17"><text:span text:style-name="T4">p? One teleports to other?</text:span></text:p>
            </text:list-item>
            <text:list-item>
              <text:p text:style-name="P16"><text:span text:style-name="T4">enemy </text:span>space ship</text:p>
            </text:list-item>
            <text:list-item>
              <text:p text:style-name="P19">haunted house – <text:span text:style-name="T10">needed – old man hendersons house</text:span></text:p>
            </text:list-item>
          </text:list>
        </text:list-item>
        <text:list-item>
          <text:p text:style-name="P20">save spots or save anywhere?</text:p>
        </text:list-item>
        <text:list-item>
          <text:p text:style-name="P20">Warp points?</text:p>
        </text:list-item>
        <text:list-item>
          <text:p text:style-name="P30">Sewers and caves run under the school,town and haunted house areas</text:p>
        </text:list-item>
      </text:list>
      <text:p text:style-name="P3"/>
      <text:p text:style-name="P3"/>
      <text:p text:style-name="P3">Game<text:span text:style-name="T7">play</text:span></text:p>
      <text:list xml:id="list7903298939581416416" text:style-name="L3">
        <text:list-item>
          <text:p text:style-name="P21">game is split into episodes – after each boss is defeated next episode starts and new areas open up</text:p>
        </text:list-item>
      </text:list>
      <text:list xml:id="list6594095400016169435" text:style-name="L4">
        <text:list-item>
          <text:p text:style-name="P18">collectable power ups?</text:p>
        </text:list-item>
        <text:list-item>
          <text:p text:style-name="P29">Deflect attacks and projectiles – projectiles deflect in different directions depending on where you point the dpad – this could be used for puzzles and stuff – hitting switches and things</text:p>
        </text:list-item>
        <text:list-item>
          <text:p text:style-name="P23">Power ups</text:p>
          <text:list>
            <text:list-item>
              <text:p text:style-name="P23"><text:soft-page-break/>movement power ups?</text:p>
            </text:list-item>
            <text:list-item>
              <text:p text:style-name="P23">Attack powerups ?</text:p>
            </text:list-item>
            <text:list-item>
              <text:p text:style-name="P23">power up power ups?</text:p>
            </text:list-item>
            <text:list-item>
              <text:p text:style-name="P23">Power ups that change the way the character moves – not just jump higher or stronger attafck– new forms of movement and attacking </text:p>
            </text:list-item>
          </text:list>
        </text:list-item>
      </text:list>
      <text:p text:style-name="P5">The power ups in power rangers and sentai are usually something like generic better armour that make the guy stronger. Thats about it. Will have to change things up. </text:p>
      <text:list xml:id="list7317348025696878811" text:style-name="L5">
        <text:list-item>
          <text:p text:style-name="P24">Quests? <text:span text:style-name="T2">I'm not really a fan. Should try though considering the material. </text:span></text:p>
          <text:list>
            <text:list-item>
              <text:p text:style-name="P24">Find something quests? - <text:span text:style-name="T3">save cat caught up in space ship – dog is lost in another dimension idk</text:span></text:p>
            </text:list-item>
            <text:list-item>
              <text:p text:style-name="P24">Kill something quests</text:p>
            </text:list-item>
          </text:list>
        </text:list-item>
        <text:list-item>
          <text:p text:style-name="P24">zord for boss fights</text:p>
        </text:list-item>
        <text:list-item>
          <text:p text:style-name="P14">instea<text:span text:style-name="T1">d</text:span> of new power up after boss fight, new ranger? - <text:span text:style-name="T6">max three though</text:span></text:p>
        </text:list-item>
      </text:list>
      <text:p text:style-name="P4"/>
      <text:p text:style-name="P6">Rangers</text:p>
      <text:list xml:id="list542772939309873317" text:style-name="L6">
        <text:list-item>
          <text:p text:style-name="P25">max 3</text:p>
        </text:list-item>
        <text:list-item>
          <text:p text:style-name="P25">different abilities</text:p>
        </text:list-item>
        <text:list-item>
          <text:p text:style-name="P25">share power ups?</text:p>
        </text:list-item>
        <text:list-item>
          <text:p text:style-name="P25">Swap power ups at pause screen? - maybe too slow – Keep things that interupt the game to a minimum</text:p>
        </text:list-item>
        <text:list-item>
          <text:p text:style-name="P25">different weapons – sword – bow – axe – gun -kind of want only fists</text:p>
        </text:list-item>
      </text:list>
      <text:p text:style-name="P6"/>
      <text:p text:style-name="P3"/>
      <text:p text:style-name="P3">Polish</text:p>
      <text:list xml:id="list8472056587402250009" text:style-name="L7">
        <text:list-item>
          <text:p text:style-name="P11">unlock cutscenes to play between levels if you find secret stuff</text:p>
        </text:list-item>
        <text:list-item>
          <text:p text:style-name="P22">day and night cycle?</text:p>
          <text:list>
            <text:list-item>
              <text:p text:style-name="P22">Different enemies?</text:p>
            </text:list-item>
            <text:list-item>
              <text:p text:style-name="P22">Different quests</text:p>
            </text:list-item>
            <text:list-item>
              <text:p text:style-name="P22">access to different areas</text:p>
            </text:list-item>
          </text:list>
        </text:list-item>
        <text:list-item>
          <text:p text:style-name="P22">no cycle only some episodes take place at night – if this then can't really block of areas – too cheap</text:p>
        </text:list-item>
        <text:list-item>
          <text:p text:style-name="P26">minimap?</text:p>
        </text:list-item>
        <text:list-item>
          <text:p text:style-name="P26">map</text:p>
        </text:list-item>
      </text:list>
      <text:p text:style-name="P7"/>
      <text:p text:style-name="P8">Music</text:p>
      <text:list xml:id="list4816550586959102873" text:style-name="L8">
        <text:list-item>
          <text:p text:style-name="P27">fast tempo – metal and rock</text:p>
        </text:list-item>
        <text:list-item>
          <text:p text:style-name="P27">or jass or funk</text:p>
        </text:list-item>
        <text:list-item>
          <text:p text:style-name="P27">MUST SOUND GOOD</text:p>
        </text:list-item>
      </text:list>
      <text:p text:style-name="P8"/>
      <text:p text:style-name="P8">Graphics</text:p>
      <text:list xml:id="list3162287881593664364" text:style-name="L9">
        <text:list-item>
          <text:p text:style-name="P28"><text:soft-page-break/>8bit crappy programmer art</text:p>
        </text:list-item>
        <text:list-item>
          <text:p text:style-name="P28">maybe try for accuracy idk</text:p>
        </text:list-item>
        <text:list-item>
          <text:p text:style-name="P28">90's? So purple and different colour triangles and shapes? Lots of colours? Might have to abandon accuracy for t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10pt" officeooo:rsid="0005e84f" officeooo:paragraph-rsid="0005e84f" style:font-size-asian="10pt" style:font-size-complex="10pt"/>
    </style:style>
    <style:style style:name="MT1" style:family="text">
      <style:text-properties officeooo:rsid="000bda7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me <text:span text:style-name="MT1">ide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8:40:04.272932577</meta:creation-date>
    <dc:date>2017-08-15T13:23:02.516150756</dc:date>
    <meta:editing-duration>PT1H23M15S</meta:editing-duration>
    <meta:editing-cycles>20</meta:editing-cycles>
    <meta:generator>LibreOffice/5.0.3.2$Linux_X86_64 LibreOffice_project/00m0$Build-2</meta:generator>
    <meta:document-statistic meta:table-count="0" meta:image-count="0" meta:object-count="0" meta:page-count="3" meta:paragraph-count="67" meta:word-count="498" meta:character-count="2658" meta:non-whitespace-character-count="2255"/>
  </office:meta>
</office:document-meta>
</file>